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solid" style:text-line-through-type="single"/>
    </style:style>
    <style:style style:name="P2" style:family="paragraph" style:parent-style-name="Standard">
      <style:text-properties fo:background-color="#ffff00"/>
    </style:style>
    <style:style style:name="P3" style:family="paragraph" style:parent-style-name="Standard">
      <style:text-properties fo:color="#c9211e" officeooo:rsid="000e8012" officeooo:paragraph-rsid="000e8012" fo:background-color="#ffff00"/>
    </style:style>
    <style:style style:name="P4" style:family="paragraph" style:parent-style-name="Standard">
      <style:text-properties fo:color="#c9211e" officeooo:rsid="000e8012" officeooo:paragraph-rsid="000f2de0" fo:background-color="#ffff00"/>
    </style:style>
    <style:style style:name="P5" style:family="paragraph" style:parent-style-name="Standard">
      <style:text-properties fo:color="#c9211e" officeooo:rsid="000e8012" officeooo:paragraph-rsid="000ff62a" fo:background-color="#ffff00"/>
    </style:style>
    <style:style style:name="P6" style:family="paragraph" style:parent-style-name="Standard">
      <style:text-properties fo:color="#c9211e" officeooo:rsid="000e8012" officeooo:paragraph-rsid="00128fb2" fo:background-color="#ffff00"/>
    </style:style>
    <style:style style:name="P7" style:family="paragraph" style:parent-style-name="Standard">
      <style:text-properties fo:color="#c9211e" officeooo:rsid="00117321" officeooo:paragraph-rsid="00117321"/>
    </style:style>
    <style:style style:name="P8" style:family="paragraph" style:parent-style-name="Standard">
      <style:text-properties officeooo:paragraph-rsid="000ff62a"/>
    </style:style>
    <style:style style:name="T1" style:family="text">
      <style:text-properties officeooo:rsid="000f2de0"/>
    </style:style>
    <style:style style:name="T2" style:family="text">
      <style:text-properties officeooo:rsid="000ff62a"/>
    </style:style>
    <style:style style:name="T3" style:family="text">
      <style:text-properties fo:color="#c9211e" officeooo:rsid="000ff62a" fo:background-color="#ffff00" loext:char-shading-value="0"/>
    </style:style>
    <style:style style:name="T4" style:family="text">
      <style:text-properties fo:color="#c9211e" officeooo:rsid="000e8012" fo:background-color="#ffff00" loext:char-shading-value="0"/>
    </style:style>
    <style:style style:name="T5" style:family="text">
      <style:text-properties officeooo:rsid="000ff62a" fo:background-color="#ffff00" loext:char-shading-value="0"/>
    </style:style>
    <style:style style:name="T6" style:family="text">
      <style:text-properties officeooo:rsid="000e8012" fo:background-color="#ffff00" loext:char-shading-value="0"/>
    </style:style>
    <style:style style:name="T7" style:family="text">
      <style:text-properties style:text-line-through-style="solid" style:text-line-through-type="single"/>
    </style:style>
    <style:style style:name="T8" style:family="text">
      <style:text-properties officeooo:rsid="00128f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vid, Carlos, Brian &amp; Austin -</text:p>
      <text:p text:style-name="Standard"/>
      <text:p text:style-name="P1">* Your employeeID in Shift has to be role named properly in order for you to a) capture both the manager and the head chef, and b) make sure that the designated head chef and manager are actually assigned to that shift. <text:s/>To do that, role name employeeID coming from manager to ManagerID. <text:s/>Then, the association from schedule to shift that you've labeled "Manager" need to role name the employeeID to ManagerID as well. <text:s/>In a parallel way, the employeeID needs to be role named to HeadChefID for the head chef capture in shift. <text:s/>Same thing for the Maitre'd.</text:p>
      <text:p text:style-name="Standard"/>
      <text:p text:style-name="P6"><text:span text:style-name="T8">NEED TO GET BROWN’S OPINION ON MY IMPLEMENTATION</text:span></text:p>
      <text:p text:style-name="P6"/>
      <text:p text:style-name="P2">* Your Wait-Table Assignment needs some tweaking. <text:s/>We assign a given wait staff to a table by shift. <text:s/>So the many to many should be between table and shift. <text:s/>Then an association from Schedule to Wait-TableAssignment will bring in the wait staff assigned, and another association from Wait Staff will constrain the association from Schedule to only bring in wait staff folks assigned to that shift.</text:p>
      <text:p text:style-name="Standard"/>
      <text:p text:style-name="P1">* The primary key migrating in from meat type and dish type down into meat dish need to have a home in meat dish. <text:s/>You look as though the keys are migrating backwards in both of those two cases. <text:s/>Remember that the meat type and dish type are lookup tables, like the state table.</text:p>
      <text:p text:style-name="Standard"/>
      <text:p text:style-name="P1">* Table to Seat needs to be a composition since that's an identifying relationship.</text:p>
      <text:p text:style-name="Standard"/>
      <text:p text:style-name="P1">I would say that an association from Party to Order is in order. <text:s/>That way, you pay for the party, you pay for all of the orders inside that party. <text:s/>The To Go orders are just a party of one.</text:p>
      <text:p text:style-name="Standard"/>
      <text:p text:style-name="P1">* Your Bill in the UML diagram has a "listOfItems" column in it which sounds like a, well, list. <text:s/>I was going to castigate you roundly for doing such a thing, but now I see that it's missing from the relation scheme diagram. <text:s/>So now I'll just slap your wrist for poor configuration management.</text:p>
      <text:p text:style-name="Standard"/>
      <text:p text:style-name="Standard">* Isn't amountDue in Bill derivable?</text:p>
      <text:p text:style-name="Standard"/>
      <text:p text:style-name="P1">Cash to Anon will be a 1..1 to 0..* and it will be an aggregation in your UML model.</text:p>
      <text:p text:style-name="Standard"/>
      <text:p text:style-name="P3">DECIDED TO IGNORE THIS AND MAKE IT MORE SIMPLE</text:p>
      <text:p text:style-name="P3"/>
      <text:p text:style-name="P2">Corporation is a subtype of customer, so it must have the same primary key as Customer. <text:s/>If you want to have several sets of contact information for a given corporation, one for each organization within the corporation, you'll need to create an Organization class that's the child of corporation.</text:p>
      <text:p text:style-name="P3"/>
      <text:p text:style-name="P3"/>
      <text:p text:style-name="P4">DECIDED TO <text:span text:style-name="T1">JUST MAKE EVERY CUSTOMER HAVE AN ACCOUNT</text:span></text:p>
      <text:p text:style-name="P4"/>
      <text:p text:style-name="P2">Why would a customer not have an account? <text:s/>Or would that only be a thing that the corporations would get?</text:p>
      <text:p text:style-name="Standard"/>
      <text:p text:style-name="P1">* Don't forget your primary key on your web and phone categories of To-Go order.</text:p>
      <text:p text:style-name="Standard"/>
      <text:p text:style-name="Standard"/>
      <text:p text:style-name="Standard"/>
      <text:p text:style-name="Standard"><text:soft-page-break/></text:p>
      <text:p text:style-name="Standard"/>
      <text:p text:style-name="P8"><text:span text:style-name="T3">UN</text:span><text:span text:style-name="T4">DECIDED </text:span><text:span text:style-name="T3">WHAT TO DO WITH THIS, MIGHT NEED TO UPDATE THE TABLE WHEN DOING QUERIES</text:span></text:p>
      <text:p text:style-name="P5"/>
      <text:p text:style-name="P2">* Your Order Details has amount in the relation scheme (which is quite appropriate) but it does not in the UML (which is inappropriate).</text:p>
      <text:p text:style-name="Standard"/>
      <text:p text:style-name="Standard"><text:span text:style-name="T7">* healthCareInfo n Full-Time looks fishy, as though that's not actually an atomic attribute. <text:s/>You may need to break that down further.</text:span></text:p>
      <text:p text:style-name="P7"><text:span text:style-name="T5"/></text:p>
      <text:p text:style-name="Standard">Your foodName in Food Item sort of makes your denormalization a moot point. <text:s/>If you still had foodItemID as the primary key, and that migrated through the hierarchy, that would be different. <text:s/>If you want a denormalization, let's say that you wanted to have the head chef who created the Food Item as a non-key attribute, you could do that and write the appropriate triggers to keep that in sync with the Head Chef to NewRecipe to Food Item chain.</text:p>
      <text:p text:style-name="Standard"/>
      <text:p text:style-name="P1">Don't put the categorization arrows where you did for Head Chef, Sous Chef and Line Cook. <text:s/>The way that I do this in drawIO is have one continuous association line clear from the category up to the supertype, and very carefully position the arrowheads on top of each other. <text:s/>Sorry, I'm a little OCD. <text:s/>My therapist tells me that there are worst problems to hav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4T22:16:39.364000000</meta:creation-date>
    <dc:date>2020-05-05T03:01:37.891000000</dc:date>
    <meta:editing-duration>PT4H10M56S</meta:editing-duration>
    <meta:editing-cycles>7</meta:editing-cycles>
    <meta:generator>LibreOffice/6.4.2.2$Windows_X86_64 LibreOffice_project/4e471d8c02c9c90f512f7f9ead8875b57fcb1ec3</meta:generator>
    <meta:document-statistic meta:table-count="0" meta:image-count="0" meta:object-count="0" meta:page-count="2" meta:paragraph-count="20" meta:word-count="674" meta:character-count="3732" meta:non-whitespace-character-count="3057"/>
  </office:meta>
</office:document-meta>
</file>